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90f3" officeooo:paragraph-rsid="001690f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90f3" officeooo:paragraph-rsid="001690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90f3" officeooo:paragraph-rsid="001690f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Desenvolvimento do Projeto</text:p>
      <text:p text:style-name="P2">1) Propósito do Documento:</text:p>
      <text:p text:style-name="P3"><text:tab/>Servir de guia…</text:p>
      <text:p text:style-name="P2">2)Equipe:</text:p>
      <text:p text:style-name="P2"><text:tab/><text:span text:style-name="T1">Listagem da equipe.</text:span></text:p>
      <text:p text:style-name="P2">3)Padrões:</text:p>
      <text:p text:style-name="P2"><text:tab/><text:span text:style-name="T1">Definição de padrões</text:span></text:p>
      <text:p text:style-name="P2">4)Cronograma:</text:p>
      <text:p text:style-name="P2"><text:tab/><text:span text:style-name="T1">Datas de referênci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7:06.687000000</meta:creation-date>
    <dc:date>2022-06-01T11:07:30.686000000</dc:date>
    <meta:editing-duration>PT10M26S</meta:editing-duration>
    <meta:editing-cycles>1</meta:editing-cycles>
    <meta:document-statistic meta:table-count="0" meta:image-count="0" meta:object-count="0" meta:page-count="1" meta:paragraph-count="9" meta:word-count="24" meta:character-count="171" meta:non-whitespace-character-count="152"/>
    <meta:generator>LibreOffice/7.2.2.2$Windows_X86_64 LibreOffice_project/02b2acce88a210515b4a5bb2e46cbfb63fe97d56</meta:generator>
  </office:meta>
</office:document-meta>
</file>